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7D0000006EAB5EBB21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Tableau1" style:family="table">
      <style:table-properties style:width="18.263cm" fo:margin-left="-0.132cm" table:align="left" style:writing-mode="lr-tb"/>
    </style:style>
    <style:style style:name="Tableau1.A" style:family="table-column">
      <style:table-column-properties style:column-width="3.228cm"/>
    </style:style>
    <style:style style:name="Tableau1.B" style:family="table-column">
      <style:table-column-properties style:column-width="15.035cm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.B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1.A2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1.B2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Standard">
      <style:paragraph-properties style:snap-to-layout-grid="false"/>
      <style:text-properties fo:font-size="16pt" fo:font-weight="bold" style:font-size-asian="16pt" style:font-weight-asian="bold"/>
    </style:style>
    <style:style style:name="P2" style:family="paragraph" style:parent-style-name="Standard">
      <style:paragraph-properties fo:text-align="center" style:justify-single-word="false" style:snap-to-layout-grid="false"/>
      <style:text-properties style:font-name="Arial"/>
    </style:style>
    <style:style style:name="P3" style:family="paragraph" style:parent-style-name="Standard">
      <style:paragraph-properties style:snap-to-layout-grid="false"/>
    </style:style>
    <style:style style:name="P4" style:family="paragraph" style:parent-style-name="Standard">
      <style:text-properties fo:font-size="14pt" fo:font-weight="bold" style:font-size-asian="14pt" style:font-weight-asian="bold"/>
    </style:style>
    <style:style style:name="P5" style:family="paragraph" style:parent-style-name="Standard">
      <style:paragraph-properties style:snap-to-layout-grid="false"/>
      <style:text-properties fo:font-size="14pt" fo:font-weight="bold" style:font-size-asian="14pt" style:font-weight-asian="bold"/>
    </style:style>
    <style:style style:name="P6" style:family="paragraph" style:parent-style-name="Standard">
      <style:text-properties fo:font-weight="bold" style:font-weight-asian="bold"/>
    </style:style>
    <style:style style:name="P7" style:family="paragraph" style:parent-style-name="Standard">
      <style:paragraph-properties style:snap-to-layout-grid="false"/>
      <style:text-properties fo:font-weight="bold" style:font-weight-asian="bold"/>
    </style:style>
    <style:style style:name="P8" style:family="paragraph" style:parent-style-name="Standard">
      <style:paragraph-properties style:snap-to-layout-grid="false"/>
      <style:text-properties fo:font-weight="bold" officeooo:paragraph-rsid="0028d2fb" style:font-weight-asian="bold"/>
    </style:style>
    <style:style style:name="P9" style:family="paragraph" style:parent-style-name="Standard">
      <style:paragraph-properties fo:text-align="justify" style:justify-single-word="false" style:snap-to-layout-grid="false"/>
      <style:text-properties fo:font-weight="bold" style:font-weight-asian="bold" style:font-weight-complex="bold"/>
    </style:style>
    <style:style style:name="P10" style:family="paragraph" style:parent-style-name="Standard">
      <style:paragraph-properties fo:text-align="justify" style:justify-single-word="false" style:snap-to-layout-grid="false"/>
    </style:style>
    <style:style style:name="P11" style:family="paragraph" style:parent-style-name="Standard">
      <style:paragraph-properties fo:text-align="justify" style:justify-single-word="false" style:snap-to-layout-grid="false"/>
      <style:text-properties fo:color="#ff0000" fo:font-style="italic" fo:font-weight="bold" style:font-style-asian="italic" style:font-weight-asian="bold" style:font-style-complex="italic" style:font-weight-complex="bold"/>
    </style:style>
    <style:style style:name="P12" style:family="paragraph" style:parent-style-name="Header">
      <style:paragraph-properties>
        <style:tab-stops/>
      </style:paragraph-properties>
    </style:style>
    <style:style style:name="P13" style:family="paragraph" style:parent-style-name="Standard">
      <style:paragraph-properties fo:padding="0.049cm" fo:border="0.06pt solid #000000" style:shadow="none"/>
      <style:text-properties fo:font-style="italic" style:font-style-asian="italic"/>
    </style:style>
    <style:style style:name="P14" style:family="paragraph" style:parent-style-name="Standard">
      <style:paragraph-properties fo:padding="0.049cm" fo:border="0.06pt solid #000000" style:shadow="none"/>
      <style:text-properties fo:font-style="italic" fo:font-weight="bold" style:font-style-asian="italic" style:font-weight-asian="bold"/>
    </style:style>
    <style:style style:name="P15" style:family="paragraph" style:parent-style-name="Standard">
      <style:paragraph-properties fo:margin-left="0cm" fo:margin-right="0cm" fo:text-align="justify" style:justify-single-word="false" fo:text-indent="0cm" style:auto-text-indent="false" style:snap-to-layout-grid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16" style:family="paragraph" style:parent-style-name="Standard">
      <style:paragraph-properties fo:margin-left="0cm" fo:margin-right="0cm" fo:text-align="justify" style:justify-single-word="false" fo:text-indent="0cm" style:auto-text-indent="false" style:snap-to-layout-grid="false"/>
      <style:text-properties officeooo:paragraph-rsid="001eca9a"/>
    </style:style>
    <style:style style:name="P17" style:family="paragraph" style:parent-style-name="Standard">
      <style:paragraph-properties fo:margin-left="0cm" fo:margin-right="0cm" fo:text-align="justify" style:justify-single-word="false" fo:text-indent="0cm" style:auto-text-indent="false" style:snap-to-layout-grid="false"/>
      <style:text-properties fo:font-style="normal" style:text-underline-style="none" fo:font-weight="normal" officeooo:paragraph-rsid="001eca9a" style:font-style-asian="normal" style:font-weight-asian="normal" style:font-style-complex="normal" style:font-weight-complex="normal"/>
    </style:style>
    <style:style style:name="P18" style:family="paragraph" style:parent-style-name="Standard">
      <style:paragraph-properties fo:margin-left="0cm" fo:margin-right="0cm" fo:text-align="justify" style:justify-single-word="false" fo:text-indent="0cm" style:auto-text-indent="false" style:snap-to-layout-grid="false"/>
      <style:text-properties officeooo:rsid="00221f15" officeooo:paragraph-rsid="00221f15"/>
    </style:style>
    <style:style style:name="P19" style:family="paragraph" style:parent-style-name="Standard">
      <style:paragraph-properties fo:margin-left="0cm" fo:margin-right="0cm" fo:text-align="justify" style:justify-single-word="false" fo:text-indent="0cm" style:auto-text-indent="false" style:snap-to-layout-grid="false"/>
      <style:text-properties officeooo:rsid="001eca9a" officeooo:paragraph-rsid="001eca9a"/>
    </style:style>
    <style:style style:name="P20" style:family="paragraph" style:parent-style-name="Standard" style:list-style-name=""/>
    <style:style style:name="P21" style:family="paragraph" style:parent-style-name="Standard">
      <style:paragraph-properties fo:text-align="justify" style:justify-single-word="false" style:snap-to-layout-grid="false"/>
    </style:style>
    <style:style style:name="P22" style:family="paragraph" style:parent-style-name="Standard">
      <style:paragraph-properties fo:text-align="justify" style:justify-single-word="false" style:snap-to-layout-grid="false"/>
      <style:text-properties officeooo:paragraph-rsid="002aa1f4"/>
    </style:style>
    <style:style style:name="P23" style:family="paragraph" style:parent-style-name="Standard">
      <style:paragraph-properties fo:text-align="justify" style:justify-single-word="false" style:snap-to-layout-grid="false"/>
      <style:text-properties officeooo:paragraph-rsid="0031429a"/>
    </style:style>
    <style:style style:name="P24" style:family="paragraph" style:parent-style-name="Standard">
      <style:paragraph-properties style:snap-to-layout-grid="false"/>
      <style:text-properties fo:font-weight="bold" style:font-weight-asian="bold"/>
    </style:style>
    <style:style style:name="P25" style:family="paragraph" style:parent-style-name="Standard">
      <style:paragraph-properties style:snap-to-layout-grid="false"/>
      <style:text-properties fo:font-weight="bold" officeooo:paragraph-rsid="0028d2fb" style:font-weight-asian="bold"/>
    </style:style>
    <style:style style:name="P26" style:family="paragraph" style:parent-style-name="Standard">
      <style:paragraph-properties style:snap-to-layout-grid="false"/>
      <style:text-properties fo:font-weight="bold" officeooo:paragraph-rsid="002da4f0" style:font-weight-asian="bold"/>
    </style:style>
    <style:style style:name="P27" style:family="paragraph" style:parent-style-name="Standard" style:master-page-name="Standard">
      <style:paragraph-properties style:page-number="auto" fo:padding="0.049cm" fo:border="0.06pt solid #000000" style:shadow="none"/>
      <style:text-properties fo:font-style="italic" fo:font-weight="bold" style:font-style-asian="italic" style:font-weight-asian="bold"/>
    </style:style>
    <style:style style:name="P28" style:family="paragraph" style:parent-style-name="Standard" style:list-style-name="WW8Num1">
      <style:paragraph-properties fo:padding="0.049cm" fo:border="0.06pt solid #000000" style:shadow="none"/>
      <style:text-properties fo:font-style="italic" style:font-style-asian="italic"/>
    </style:style>
    <style:style style:name="P29" style:family="paragraph" style:parent-style-name="Standard" style:list-style-name="WW8Num1">
      <style:paragraph-properties fo:padding="0.049cm" fo:border="0.06pt solid #000000" style:shadow="none"/>
      <style:text-properties fo:font-style="italic" officeooo:paragraph-rsid="002aa1f4" style:font-style-asian="italic"/>
    </style:style>
    <style:style style:name="P30" style:family="paragraph" style:parent-style-name="Standard" style:list-style-name="WW8Num1">
      <style:paragraph-properties fo:padding="0.049cm" fo:border="0.06pt solid #000000" style:shadow="none"/>
      <style:text-properties fo:font-style="italic" officeooo:rsid="002505c3" officeooo:paragraph-rsid="002505c3" style:font-style-asian="italic"/>
    </style:style>
    <style:style style:name="P31" style:family="paragraph" style:parent-style-name="Standard" style:list-style-name="WW8Num1">
      <style:paragraph-properties fo:padding="0.049cm" fo:border="0.06pt solid #000000" style:shadow="none"/>
      <style:text-properties fo:font-style="italic" officeooo:rsid="00221f15" officeooo:paragraph-rsid="00221f15" style:font-style-asian="italic"/>
    </style:style>
    <style:style style:name="P32" style:family="paragraph" style:parent-style-name="Standard">
      <style:paragraph-properties fo:margin-left="0cm" fo:margin-right="0cm" fo:text-align="justify" style:justify-single-word="false" fo:text-indent="0cm" style:auto-text-indent="false" style:snap-to-layout-grid="false"/>
      <style:text-properties fo:font-style="italic" style:text-underline-style="none" fo:font-weight="normal" officeooo:paragraph-rsid="002c9118" style:font-style-asian="italic" style:font-weight-asian="normal" style:font-style-complex="italic" style:font-weight-complex="normal"/>
    </style:style>
    <style:style style:name="P33" style:family="paragraph" style:parent-style-name="Standard" style:list-style-name="L3">
      <style:paragraph-properties fo:margin-left="0cm" fo:margin-right="0cm" fo:text-align="justify" style:justify-single-word="false" fo:text-indent="0cm" style:auto-text-indent="false" style:snap-to-layout-grid="false"/>
    </style:style>
    <style:style style:name="P34" style:family="paragraph" style:parent-style-name="Standard">
      <style:paragraph-properties fo:margin-left="0cm" fo:margin-right="0cm" fo:text-align="justify" style:justify-single-word="false" fo:text-indent="0cm" style:auto-text-indent="false" style:snap-to-layout-grid="false"/>
      <style:text-properties officeooo:paragraph-rsid="002da4f0"/>
    </style:style>
    <style:style style:name="P35" style:family="paragraph" style:parent-style-name="Standard">
      <style:paragraph-properties fo:margin-left="0cm" fo:margin-right="0cm" fo:text-align="justify" style:justify-single-word="false" fo:text-indent="0cm" style:auto-text-indent="false" style:snap-to-layout-grid="false"/>
      <style:text-properties fo:font-style="normal" style:text-underline-style="none" fo:font-weight="normal" officeooo:paragraph-rsid="002bbf08" style:font-style-asian="normal" style:font-weight-asian="normal" style:font-style-complex="normal" style:font-weight-complex="normal"/>
    </style:style>
    <style:style style:name="P36" style:family="paragraph" style:parent-style-name="Standard">
      <style:paragraph-properties fo:margin-left="0cm" fo:margin-right="0cm" fo:text-align="justify" style:justify-single-word="false" fo:text-indent="0cm" style:auto-text-indent="false" style:snap-to-layout-grid="false"/>
      <style:text-properties fo:font-style="normal" style:text-underline-style="none" fo:font-weight="normal" officeooo:paragraph-rsid="002c230d" style:font-style-asian="normal" style:font-weight-asian="normal" style:font-style-complex="normal" style:font-weight-complex="normal"/>
    </style:style>
    <style:style style:name="P37" style:family="paragraph" style:parent-style-name="Standard">
      <style:paragraph-properties fo:margin-left="0cm" fo:margin-right="0cm" fo:text-align="justify" style:justify-single-word="false" fo:text-indent="0cm" style:auto-text-indent="false" style:snap-to-layout-grid="false"/>
      <style:text-properties fo:font-style="normal" style:text-underline-style="none" fo:font-weight="normal" officeooo:paragraph-rsid="002c9118" style:font-style-asian="normal" style:font-weight-asian="normal" style:font-style-complex="normal" style:font-weight-complex="normal"/>
    </style:style>
    <style:style style:name="P38" style:family="paragraph" style:parent-style-name="Standard">
      <style:paragraph-properties fo:margin-left="0cm" fo:margin-right="0cm" fo:text-align="justify" style:justify-single-word="false" fo:text-indent="0cm" style:auto-text-indent="false" style:snap-to-layout-grid="false"/>
      <style:text-properties fo:font-style="normal" style:text-underline-style="none" fo:font-weight="normal" officeooo:paragraph-rsid="00202914" style:font-style-asian="normal" style:font-weight-asian="normal" style:font-style-complex="normal" style:font-weight-complex="normal"/>
    </style:style>
    <style:style style:name="P39" style:family="paragraph" style:parent-style-name="Standard">
      <style:paragraph-properties fo:margin-left="0cm" fo:margin-right="0cm" fo:text-align="start" style:justify-single-word="false" fo:text-indent="0cm" style:auto-text-indent="false" style:snap-to-layout-grid="false"/>
    </style:style>
    <style:style style:name="P40" style:family="paragraph" style:parent-style-name="Standard" style:list-style-name="L3">
      <style:paragraph-properties fo:margin-left="0cm" fo:margin-right="0cm" fo:text-align="justify" style:justify-single-word="false" fo:text-indent="0cm" style:auto-text-indent="false" style:snap-to-layout-grid="false"/>
      <style:text-properties officeooo:rsid="0028d2fb" officeooo:paragraph-rsid="0028d2fb"/>
    </style:style>
    <style:style style:name="P41" style:family="paragraph" style:parent-style-name="Standard">
      <style:paragraph-properties fo:margin-left="0cm" fo:margin-right="0cm" fo:text-align="justify" style:justify-single-word="false" fo:text-indent="0cm" style:auto-text-indent="false" style:snap-to-layout-grid="false"/>
      <style:text-properties officeooo:rsid="001eca9a" officeooo:paragraph-rsid="002aa1f4"/>
    </style:style>
    <style:style style:name="P42" style:family="paragraph" style:parent-style-name="Standard">
      <style:paragraph-properties fo:margin-left="0cm" fo:margin-right="0cm" fo:text-align="justify" style:justify-single-word="false" fo:text-indent="0cm" style:auto-text-indent="false" style:snap-to-layout-grid="false"/>
      <style:text-properties fo:color="#800000" fo:font-weight="bold" officeooo:paragraph-rsid="002aa1f4" style:font-weight-asian="bold" style:font-weight-complex="bold"/>
    </style:style>
    <style:style style:name="P43" style:family="paragraph" style:parent-style-name="Standard" style:list-style-name="L3">
      <style:paragraph-properties fo:margin-left="0cm" fo:margin-right="0cm" fo:text-align="justify" style:justify-single-word="false" fo:text-indent="0cm" style:auto-text-indent="false" style:snap-to-layout-grid="false"/>
      <style:text-properties fo:color="#800000" fo:font-style="normal" style:text-underline-style="none" fo:font-weight="bold" officeooo:paragraph-rsid="002bbf08" style:font-style-asian="normal" style:font-weight-asian="bold" style:font-style-complex="normal" style:font-weight-complex="bold"/>
    </style:style>
    <style:style style:name="P44" style:family="paragraph" style:parent-style-name="Standard">
      <style:paragraph-properties fo:margin-left="0cm" fo:margin-right="0cm" fo:text-align="justify" style:justify-single-word="false" fo:text-indent="0cm" style:auto-text-indent="false" style:snap-to-layout-grid="false"/>
      <style:text-properties fo:color="#800000" fo:font-style="normal" style:text-underline-style="none" fo:font-weight="bold" officeooo:paragraph-rsid="0032986a" style:font-style-asian="normal" style:font-weight-asian="bold" style:font-style-complex="normal" style:font-weight-complex="bold"/>
    </style:style>
    <style:style style:name="P45" style:family="paragraph" style:parent-style-name="Standard">
      <style:paragraph-properties fo:margin-left="0cm" fo:margin-right="0cm" fo:text-align="justify" style:justify-single-word="false" fo:text-indent="0cm" style:auto-text-indent="false" style:snap-to-layout-grid="false"/>
      <style:text-properties fo:color="#00ae00"/>
    </style:style>
    <style:style style:name="P46" style:family="paragraph" style:parent-style-name="Standard">
      <style:paragraph-properties fo:margin-left="0cm" fo:margin-right="0cm" fo:text-align="justify" style:justify-single-word="false" fo:text-indent="0cm" style:auto-text-indent="false" style:snap-to-layout-grid="false"/>
      <style:text-properties fo:color="#00ae00" fo:font-weight="bold" officeooo:paragraph-rsid="002da4f0" style:font-weight-asian="bold" style:font-weight-complex="bold"/>
    </style:style>
    <style:style style:name="P47" style:family="paragraph" style:parent-style-name="Standard">
      <style:paragraph-properties fo:margin-left="1.249cm" fo:margin-right="0cm" fo:text-align="justify" style:justify-single-word="false" fo:text-indent="0cm" style:auto-text-indent="false" style:snap-to-layout-grid="false"/>
      <style:text-properties fo:font-style="normal" style:text-underline-style="none" fo:font-weight="normal" officeooo:rsid="001eca9a" officeooo:paragraph-rsid="001eca9a" style:font-style-asian="normal" style:font-weight-asian="normal" style:font-style-complex="normal" style:font-weight-complex="normal"/>
    </style:style>
    <style:style style:name="P48" style:family="paragraph" style:parent-style-name="Standard">
      <style:paragraph-properties fo:margin-left="1.249cm" fo:margin-right="0cm" fo:text-align="justify" style:justify-single-word="false" fo:text-indent="0cm" style:auto-text-indent="false" style:snap-to-layout-grid="false"/>
      <style:text-properties fo:font-style="normal" style:text-underline-style="none" fo:font-weight="normal" officeooo:rsid="001eca9a" officeooo:paragraph-rsid="00202914" style:font-style-asian="normal" style:font-weight-asian="normal" style:font-style-complex="normal" style:font-weight-complex="normal"/>
    </style:style>
    <style:style style:name="P49" style:family="paragraph" style:parent-style-name="Standard">
      <style:paragraph-properties fo:margin-left="1.249cm" fo:margin-right="0cm" fo:text-align="justify" style:justify-single-word="false" fo:text-indent="0cm" style:auto-text-indent="false" style:snap-to-layout-grid="false"/>
      <style:text-properties officeooo:paragraph-rsid="002da4f0"/>
    </style:style>
    <style:style style:name="P50" style:family="paragraph" style:parent-style-name="Standard">
      <style:paragraph-properties fo:margin-left="1.249cm" fo:margin-right="0cm" fo:text-align="justify" style:justify-single-word="false" fo:text-indent="0cm" style:auto-text-indent="false" style:snap-to-layout-grid="false"/>
      <style:text-properties officeooo:paragraph-rsid="002de91d"/>
    </style:style>
    <style:style style:name="P51" style:family="paragraph" style:parent-style-name="Heading_20_1"/>
    <style:style style:name="P52" style:family="paragraph" style:parent-style-name="Heading_20_3">
      <style:paragraph-properties style:snap-to-layout-grid="false"/>
    </style:style>
    <style:style style:name="T1" style:family="text">
      <style:text-properties fo:font-style="italic" fo:font-weight="bold" style:font-style-asian="italic" style:font-weight-asian="bold"/>
    </style:style>
    <style:style style:name="T2" style:family="text">
      <style:text-properties fo:font-weight="bold" style:font-weight-asian="bold"/>
    </style:style>
    <style:style style:name="T3" style:family="text">
      <style:text-properties officeooo:rsid="001eca9a"/>
    </style:style>
    <style:style style:name="T4" style:family="text">
      <style:text-properties officeooo:rsid="00221f15"/>
    </style:style>
    <style:style style:name="T5" style:family="text">
      <style:text-properties officeooo:rsid="0023272d"/>
    </style:style>
    <style:style style:name="T6" style:family="text">
      <style:text-properties officeooo:rsid="0026e509"/>
    </style:style>
    <style:style style:name="T7" style:family="text">
      <style:text-properties officeooo:rsid="0028d2fb"/>
    </style:style>
    <style:style style:name="T8" style:family="text">
      <style:text-properties officeooo:rsid="002aa1f4"/>
    </style:style>
    <style:style style:name="T9" style:family="text">
      <style:text-properties officeooo:rsid="002bbf08"/>
    </style:style>
    <style:style style:name="T10" style:family="text">
      <style:text-properties officeooo:rsid="002c230d"/>
    </style:style>
    <style:style style:name="T11" style:family="text">
      <style:text-properties officeooo:rsid="002c9118"/>
    </style:style>
    <style:style style:name="T12" style:family="text">
      <style:text-properties officeooo:rsid="002da4f0"/>
    </style:style>
    <style:style style:name="T13" style:family="text">
      <style:text-properties officeooo:rsid="002de91d"/>
    </style:style>
    <style:style style:name="T14" style:family="text">
      <style:text-properties officeooo:rsid="002f0f73"/>
    </style:style>
    <style:style style:name="T15" style:family="text">
      <style:text-properties officeooo:rsid="00305a19"/>
    </style:style>
    <style:style style:name="T16" style:family="text">
      <style:text-properties officeooo:rsid="0031429a"/>
    </style:style>
    <style:style style:name="T17" style:family="text">
      <style:text-properties fo:color="#00ae00"/>
    </style:style>
    <style:style style:name="T18" style:family="text">
      <style:text-properties fo:color="#00ae00" officeooo:rsid="002aa1f4"/>
    </style:style>
    <style:style style:name="T19" style:family="text">
      <style:text-properties fo:color="#00ae00" officeooo:rsid="002bbf08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text:bullet-char="–">
        <style:list-level-properties text:space-before="5.71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text:bullet-char="–">
        <style:list-level-properties text:space-before="5.715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text:bullet-char="–">
        <style:list-level-properties text:space-before="5.715cm" text:min-label-width="0.635cm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Objectifs :</text:p>
      <text:list xml:id="list8284626728684895528" text:style-name="WW8Num1">
        <text:list-item>
          <text:p text:style-name="P28">Produire un élément de logiciel en langage similaire au C en adoptant une démarche algorithmique</text:p>
        </text:list-item>
        <text:list-item>
          <text:p text:style-name="P28">Mettre en œuvre un outil de développement </text:p>
        </text:list-item>
        <text:list-item>
          <text:p text:style-name="P28">Mettre en œuvre les ressources de la carte cible Arduino, à microcontrôleur ATMEL.</text:p>
        </text:list-item>
        <text:list-item>
          <text:p text:style-name="P28">Piloter les E/S à partir des registres internes</text:p>
          <text:p text:style-name="P28"/>
        </text:list-item>
      </text:list>
      <text:p text:style-name="P13"/>
      <text:p text:style-name="P14">Pré-requis :</text:p>
      <text:list xml:id="list36559608" text:continue-list="list8284626728684895528" text:style-name="WW8Num1">
        <text:list-item text:start-value="1">
          <text:p text:style-name="P28">Bases de l’algorithmie</text:p>
        </text:list-item>
        <text:list-item>
          <text:p text:style-name="P30">Bon sens</text:p>
          <text:p text:style-name="P28"/>
        </text:list-item>
      </text:list>
      <text:p text:style-name="P13"/>
      <text:p text:style-name="P14">Matériel nécessaire :</text:p>
      <text:list xml:id="list36571373" text:continue-list="list36559608" text:style-name="WW8Num1">
        <text:list-item text:start-value="1">
          <text:p text:style-name="P28">PC équipé de l’environnement Arduino <text:s/><text:span text:style-name="T5">(sur le disque C:)</text:span></text:p>
        </text:list-item>
        <text:list-item>
          <text:p text:style-name="P28">Carte Arduino <text:s/>+ câble USB</text:p>
        </text:list-item>
        <text:list-item>
          <text:p text:style-name="P29"><text:span text:style-name="T8">Carte TSOP_RGB</text:span></text:p>
          <text:p text:style-name="P31"/>
          <text:p text:style-name="P28"/>
        </text:list-item>
      </text:list>
      <text:p text:style-name="Standard"/>
      <text:p text:style-name="Standard"/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5"/>
            <text:p text:style-name="P4">Phase</text:p>
          </table:table-cell>
          <table:table-cell table:style-name="Tableau1.B1" office:value-type="string">
            <text:h text:style-name="P52" text:outline-level="3"/>
            <text:h text:style-name="Heading_20_3" text:outline-level="3">Travail à effectuer</text:h>
            <text:p text:style-name="Standard"/>
          </table:table-cell>
        </table:table-row>
        <table:table-row table:style-name="Tableau1.1">
          <table:table-cell table:style-name="Tableau1.A2" office:value-type="string">
            <text:p text:style-name="P5"/>
            <text:p text:style-name="P6"/>
            <text:p text:style-name="P6">1 : Aspect matériel général</text:p>
          </table:table-cell>
          <table:table-cell table:style-name="Tableau1.B2" office:value-type="string">
            <text:p text:style-name="P10"/>
            <text:p text:style-name="P10">Dans un premier temps, nous allons découvrir la carte Arduino et son langage de programmation.</text:p>
            <text:p text:style-name="P10"/>
            <text:p text:style-name="P9">Prise en main de l'environnement Arduino :</text:p>
            <text:p text:style-name="P10"/>
            <text:p text:style-name="P23"><text:span text:style-name="T16">- Consulter le document Arduino pour le lancement du logiciel et le rôle des différents menus</text:span></text:p>
            <text:p text:style-name="P23"><text:span text:style-name="T16"/></text:p>
            <text:p text:style-name="P22"><text:span text:style-name="T16">- </text:span><text:span text:style-name="T8">Compléter le programme 'clignotement_eleve' proposé afin de faire clignoter une des leds de la carte TSOP/RGB ( voir documentation sur cette carte ). </text:span></text:p>
            <text:p text:style-name="P10"/>
            <text:p text:style-name="P22"><text:span text:style-name="T16">- </text:span><text:span text:style-name="T8">Mettre en œuvre.</text:span></text:p>
            <text:p text:style-name="P10"/>
            <text:p text:style-name="P11">Attention : prendre l'habitude de commenter ses programmes.</text:p>
            <text:p text:style-name="P10"/>
            <text:p text:style-name="P10"/>
            <text:p text:style-name="P10"/>
            <text:p text:style-name="P10"/>
            <text:p text:style-name="P10"/>
          </table:table-cell>
        </table:table-row>
        <text:soft-page-break/>
        <table:table-row table:style-name="Tableau1.1">
          <table:table-cell table:style-name="Tableau1.A2" office:value-type="string">
            <text:p text:style-name="P7"/>
            <text:p text:style-name="P7"><text:span text:style-name="T8">2</text:span> : <text:span text:style-name="T3">Pilotage de trois leds</text:span> <text:s/><text:span text:style-name="T4">via une télécommande </text:span><text:span text:style-name="T8">IR</text:span></text:p>
            <text:p text:style-name="Text_20_body"/>
            <text:p text:style-name="P6"/>
          </table:table-cell>
          <table:table-cell table:style-name="Tableau1.B2" office:value-type="string">
            <text:p text:style-name="P18"/>
            <text:p text:style-name="P42"><text:span text:style-name="T8"><text:tab/></text:span><text:span text:style-name="T18">Objectif :</text:span></text:p>
            <text:p text:style-name="P16"><text:span text:style-name="T3"/></text:p>
            <text:p text:style-name="P16"><text:span text:style-name="T3">L'appui sur la touche 1 </text:span><text:span text:style-name="T4">de la télécommande p</text:span><text:span text:style-name="T8">ilotera alternativement l'allumage et l'extinction de </text:span><text:span text:style-name="T3">la led rouge.</text:span></text:p>
            <text:p text:style-name="P19"><text:span text:style-name="T8">De même, la</text:span> touche 2 <text:span text:style-name="T8">sera associée à</text:span> la led verte.</text:p>
            <text:p text:style-name="P41"><text:span text:style-name="T8">La</text:span> touche <text:span text:style-name="T8">3</text:span> <text:span text:style-name="T8">sera associée à</text:span> la led <text:span text:style-name="T9">jaune</text:span>.</text:p>
            <text:p text:style-name="P19"/>
            <text:list xml:id="list1535534819994593735" text:style-name="L3">
              <text:list-header>
                <text:p text:style-name="P43"><text:span text:style-name="T9"><text:tab/></text:span><text:span text:style-name="T19">Travail à effectuer :</text:span></text:p>
              </text:list-header>
            </text:list>
            <text:p text:style-name="P35"><text:span text:style-name="T9"/></text:p>
            <text:p text:style-name="P35"><text:span text:style-name="T9">- Consulter la documentation du TSOP 1738 afin de comprendre le rôle du composant</text:span></text:p>
            <text:p text:style-name="P35"><text:span text:style-name="T9"/></text:p>
            <text:p text:style-name="P35"><text:span text:style-name="T9">- Relever à l'oscilloscope la trame série en sortie du TSOP correspondant à l'appui sur la touche 1 de la télécommande</text:span></text:p>
            <text:p text:style-name="P35"><text:span text:style-name="T9"/></text:p>
            <text:p text:style-name="P36"><text:span text:style-name="T10">- Effectuer le décodage binaire de la trame ( voir document NEC ). Attention : le signal de sortie du TSOP est complémenté par rapport à la documentation</text:span></text:p>
            <text:p text:style-name="P36"><text:span text:style-name="T10"/></text:p>
            <text:p text:style-name="P36"><text:span text:style-name="T10">- Analyser le programme </text:span><text:span text:style-name="T9">'Ir1led.ino' </text:span><text:span text:style-name="T10">proposé et justifier la valeur associée au code touche 1</text:span></text:p>
            <text:p text:style-name="P36"><text:span text:style-name="T10"/></text:p>
            <text:p text:style-name="P36"><text:span text:style-name="T10">- Déterminer le numéro de l'entrée Arduino à associer à la sortie TSOP </text:span><text:span text:style-name="T11">et réaliser le câblage complet de la carte ( TSOP, led rouge , alimentation ) </text:span></text:p>
            <text:p text:style-name="P35"><text:span text:style-name="T9"/></text:p>
            <text:p text:style-name="P35"><text:span text:style-name="T9">- Mettre en œuvre le programme proposé 'Ir1led.ino'</text:span></text:p>
            <text:p text:style-name="P35"><text:span text:style-name="T9"/></text:p>
            <text:p text:style-name="P32"><text:span text:style-name="T11">Remarque : vous pouvez visualiser les messages émis sur la liaison série en lançant l'outil Moniteur série sous Arduino</text:span></text:p>
            <text:p text:style-name="P37"><text:span text:style-name="T11"/></text:p>
            <text:p text:style-name="P37"><text:span text:style-name="T11">- Analyser à l'oscilloscope les trames correspondant aux touches 2 et 3 et proposer un programme permettant de gérer les 3 leds. Mettre en œuvre.</text:span></text:p>
            <text:p text:style-name="P37"><text:span text:style-name="T11"/></text:p>
            <text:p text:style-name="P35"><text:span text:style-name="T9"/></text:p>
            <text:p text:style-name="P35"><text:span text:style-name="T9"/></text:p>
          </table:table-cell>
        </table:table-row>
        <table:table-row table:style-name="Tableau1.1">
          <table:table-cell table:style-name="Tableau1.A2" office:value-type="string">
            <text:p text:style-name="P7"/>
            <text:p text:style-name="P7"/>
            <text:p text:style-name="P7"/>
            <text:p text:style-name="P7"><text:span text:style-name="T12">3</text:span>: <text:span text:style-name="T12">Mise en œuvre d'une </text:span>led RBG </text:p>
            <text:p text:style-name="Text_20_body"/>
            <text:p text:style-name="P6"/>
          </table:table-cell>
          <table:table-cell table:style-name="Tableau1.B2" office:value-type="string">
            <text:list xml:id="list36573760" text:continue-numbering="true" text:style-name="L3">
              <text:list-header>
                <text:p text:style-name="P33"/>
              </text:list-header>
            </text:list>
            <text:p text:style-name="P39"><text:span text:style-name="T12">- </text:span>En utilisant l<text:span text:style-name="T6">es ressources à disposition</text:span>, explique<text:span text:style-name="T12">r</text:span> <text:span text:style-name="T12">le</text:span> fonctionnement <text:span text:style-name="T12">d'une led RGB</text:span></text:p>
            <text:p text:style-name="P15"/>
            <text:p text:style-name="P17"><text:span text:style-name="T12">- Proposer </text:span>un programme qui <text:span text:style-name="T12">permet de commander la led </text:span>RGB <text:span text:style-name="T12">grâce à l</text:span>a télécommande <text:span text:style-name="T12">IR <text:s/>( adapter le programme et le câblage précédents )</text:span>:</text:p>
            <text:p text:style-name="P47">- Touche 1 = couleur rouge</text:p>
            <text:p text:style-name="P47">- Touche 2 = couleur verte</text:p>
            <text:p text:style-name="P48">- Touche 3 = couleur bleue</text:p>
            <text:p text:style-name="P38"/>
            <text:p text:style-name="P38"/>
          </table:table-cell>
        </table:table-row>
        <text:soft-page-break/>
        <table:table-row table:style-name="Tableau1.1">
          <table:table-cell table:style-name="Tableau1.A2" office:value-type="string">
            <text:p text:style-name="P7"/>
            <text:p text:style-name="P26"><text:span text:style-name="T12">4</text:span>: <text:span text:style-name="T12">Mise en œuvre d'une </text:span>led RBG <text:span text:style-name="T12">par PWM</text:span></text:p>
            <text:p text:style-name="P7"/>
            <text:p text:style-name="P7"/>
          </table:table-cell>
          <table:table-cell table:style-name="Tableau1.B2" office:value-type="string">
            <text:p text:style-name="P45"/>
            <text:p text:style-name="P46"><text:span text:style-name="T12"><text:tab/>Objectif :</text:span></text:p>
            <text:p text:style-name="P34"><text:span text:style-name="T12"/></text:p>
            <text:p text:style-name="P34"><text:span text:style-name="T12">Choisir la couleur d'éclairement de la led RGB parmi toutes les couleurs possibles de la palette de couleurs</text:span></text:p>
            <text:p text:style-name="P34"><text:span text:style-name="T12"/></text:p>
            <text:p text:style-name="P44"><text:span text:style-name="T19"><text:tab/></text:span></text:p>
            <text:p text:style-name="P44"><text:span text:style-name="T19"><text:tab/>Travail à effectuer :</text:span></text:p>
            <text:p text:style-name="P34"><text:span text:style-name="T12"/></text:p>
            <text:p text:style-name="P34"><text:span text:style-name="T12">- Analyser le document Arduino à partir de la page 272 afin de :</text:span></text:p>
            <text:p text:style-name="P34"><text:span text:style-name="T12"/></text:p>
            <text:p text:style-name="P49"><text:span text:style-name="T12">- produire un signal PWM sur une broche Arduino. Mettre en œuvre et relever les chronogrammes correspondant à différents rapports cycliques.</text:span></text:p>
            <text:p text:style-name="P49"><text:span text:style-name="T12"/></text:p>
            <text:p text:style-name="P49"><text:span text:style-name="T12">- </text:span><text:span text:style-name="T13">utiliser le logiciel Gimp ( ou autre ) afin d'associer à différentes couleurs les pourcentages des couleurs RGB à sommer</text:span></text:p>
            <text:p text:style-name="P49"><text:span text:style-name="T13"/></text:p>
            <text:p text:style-name="P50"><text:span text:style-name="T13">- mettre en œuvre sur la led RGB </text:span><text:span text:style-name="T14">et tester différentes couleurs</text:span></text:p>
            <text:p text:style-name="P34"><text:span text:style-name="T12"/></text:p>
            <text:p text:style-name="P34"><text:span text:style-name="T12"/></text:p>
          </table:table-cell>
        </table:table-row>
        <table:table-row table:style-name="Tableau1.1">
          <table:table-cell table:style-name="Tableau1.A2" office:value-type="string">
            <text:p text:style-name="P8"><text:span text:style-name="T12"/></text:p>
            <text:p text:style-name="P8"><text:span text:style-name="T15">5</text:span>: <text:span text:style-name="T7">Synthèse</text:span></text:p>
            <text:p text:style-name="P8"><text:span text:style-name="T7"/></text:p>
          </table:table-cell>
          <table:table-cell table:style-name="Tableau1.B2" office:value-type="string">
            <text:list xml:id="list36565553" text:continue-numbering="true" text:style-name="L3">
              <text:list-header>
                <text:p text:style-name="P40"/>
              </text:list-header>
              <text:list-item>
                <text:p text:style-name="P40">Compléter la feuille de synthèse « Synthese C Arduino.odt » .</text:p>
              </text:list-item>
            </text:list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 style:font-charset="x-symbol"/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draw:marker draw:name="Symmetric_20_Arrow" draw:display-name="Symmetric Arrow" svg:viewBox="0 0 1131 902" svg:d="m564 0-564 902h1131z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fr" fo:country="FR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fr" fo:country="FR" style:font-name-asian="Times New Roman" style:font-size-asian="12pt" style:font-name-complex="Times New Roman" style:font-size-complex="10pt" style:language-complex="ar" style:country-complex="SA"/>
    </style:style>
    <style:style style:name="Text_20_body" style:display-name="Text body" style:family="paragraph" style:parent-style-name="Standard" style:class="text">
      <style:text-properties fo:font-weight="bold" style:font-weight-asian="bold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fo:font-size="16pt" fo:font-weight="bold" style:font-size-asian="16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fo:font-size="10pt" fo:font-weight="bold" style:font-size-asian="10pt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fo:font-size="14pt" fo:font-weight="bold" style:font-size-asian="14pt" style:font-weight-asian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rps_20_de_20_texte_20_2" style:display-name="Corps de texte 2" style:family="paragraph" style:parent-style-name="Standard">
      <style:paragraph-properties fo:text-align="justify" style:justify-single-word="false"/>
      <style:text-properties fo:font-style="italic" fo:font-weight="bold" style:font-style-asian="italic" style:font-weight-asian="bold"/>
    </style:style>
    <style:style style:name="Corps_20_de_20_texte_20_3" style:display-name="Corps de texte 3" style:family="paragraph" style:parent-style-name="Standard">
      <style:text-properties fo:font-style="italic" fo:font-weight="bold" style:font-style-asian="italic" style:font-weight-asian="bold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bullet text:level="1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2" style:family="table">
      <style:table-properties style:width="18.263cm" fo:margin-left="-0.132cm" table:align="left" style:writing-mode="lr-tb"/>
    </style:style>
    <style:style style:name="Tableau2.A" style:family="table-column">
      <style:table-column-properties style:column-width="5.625cm"/>
    </style:style>
    <style:style style:name="Tableau2.B" style:family="table-column">
      <style:table-column-properties style:column-width="7.751cm"/>
    </style:style>
    <style:style style:name="Tableau2.C" style:family="table-column">
      <style:table-column-properties style:column-width="1.917cm"/>
    </style:style>
    <style:style style:name="Tableau2.D" style:family="table-column">
      <style:table-column-properties style:column-width="2.97cm"/>
    </style:style>
    <style:style style:name="Tableau2.1" style:family="table-row">
      <style:table-row-properties fo:keep-together="always"/>
    </style:style>
    <style:style style:name="Tableau2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2.C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2.A2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2.D2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MP1" style:family="paragraph" style:parent-style-name="Standard">
      <style:paragraph-properties style:snap-to-layout-grid="false"/>
      <style:text-properties fo:font-size="16pt" fo:font-weight="bold" style:font-size-asian="16pt" style:font-weight-asian="bold"/>
    </style:style>
    <style:style style:name="MP2" style:family="paragraph" style:parent-style-name="Standard" style:list-style-name=""/>
    <style:style style:name="MP3" style:family="paragraph" style:parent-style-name="Standard">
      <style:paragraph-properties fo:text-align="center" style:justify-single-word="false" style:snap-to-layout-grid="false"/>
      <style:text-properties style:font-name="Arial"/>
    </style:style>
    <style:style style:name="MP4" style:family="paragraph" style:parent-style-name="Standard">
      <style:paragraph-properties style:snap-to-layout-grid="false"/>
    </style:style>
    <style:style style:name="MT1" style:family="text">
      <style:text-properties fo:font-style="italic" fo:font-weight="bold" style:font-style-asian="italic" style:font-weight-asian="bold"/>
    </style:style>
    <style:style style:name="MT2" style:family="text">
      <style:text-properties fo:font-weight="bold" style:font-weight-asian="bold"/>
    </style:style>
    <style:style style:name="M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1.801cm" fo:margin-bottom="1.801cm" fo:margin-left="1.501cm" fo:margin-right="1.501cm" style:writing-mode="lr-tb" style:layout-grid-color="#c0c0c0" style:layout-grid-lines="41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099cm" fo:margin-left="0cm" fo:margin-right="0cm" fo:margin-bottom="0cm" style:dynamic-spacing="true"/>
      </style:header-style>
      <style:footer-style>
        <style:header-footer-properties fo:min-height="0.099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able:table table:name="Tableau2" table:style-name="Tableau2">
          <table:table-column table:style-name="Tableau2.A"/>
          <table:table-column table:style-name="Tableau2.B"/>
          <table:table-column table:style-name="Tableau2.C"/>
          <table:table-column table:style-name="Tableau2.D"/>
          <table:table-row table:style-name="Tableau2.1">
            <table:table-cell table:style-name="Tableau2.A1" table:number-columns-spanned="2" office:value-type="string">
              <text:p text:style-name="MP1"><text:tab/></text:p>
              <text:h text:style-name="Heading_20_1" text:outline-level="1">Développement d ‘applications sur Arduino</text:h>
              <text:h text:style-name="MP2" text:outline-level="1"/>
            </table:table-cell>
            <table:covered-table-cell/>
            <table:table-cell table:style-name="Tableau2.C1" table:number-columns-spanned="2" office:value-type="string">
              <text:p text:style-name="MP3"><draw:frame draw:style-name="Mfr1" draw:name="pack6" text:anchor-type="as-char" svg:width="2.572cm" svg:height="2.263cm" draw:z-index="2"><draw:image xlink:href="Pictures/100000000000007D0000006EAB5EBB21.png" xlink:type="simple" xlink:show="embed" xlink:actuate="onLoad"/></draw:frame></text:p>
            </table:table-cell>
            <table:covered-table-cell/>
          </table:table-row>
          <table:table-row table:style-name="Tableau2.1">
            <table:table-cell table:style-name="Tableau2.A2" office:value-type="string">
              <text:p text:style-name="MP4"><text:span text:style-name="MT1">Type :</text:span><text:span text:style-name="MT2"> Mise en oeuvre</text:span></text:p>
            </table:table-cell>
            <table:table-cell table:style-name="Tableau2.A2" table:number-columns-spanned="2" office:value-type="string">
              <text:p text:style-name="MP4"><text:span text:style-name="MT1">Titre :</text:span><text:span text:style-name="MT2"> </text:span><text:span text:style-name="MT2">Analyse de trame, transmission infra-rouge et led RBG</text:span></text:p>
            </table:table-cell>
            <table:covered-table-cell/>
            <table:table-cell table:style-name="Tableau2.D2" office:value-type="string">
              <text:p text:style-name="MP4"><text:span text:style-name="MT1">Page </text:span><text:span text:style-name="MT1"><text:page-number text:select-page="current">3</text:page-number></text:span><text:span text:style-name="MT1"> sur 4</text:span></text:p>
            </table:table-cell>
          </table:table-row>
        </table:table>
        <text:p text:style-name="Header"/>
      </style:header>
      <style:footer>
        <text:p text:style-name="Footer"><text:file-name text:display="name-and-extension">TP_arduino_v2.odt</text:file-n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4.2$Windows_x86 LibreOffice_project/9e9821abd0ffdbc09cd8c52eaa574fa09eb08f2</meta:generator>
    <dc:title>Objectifs :</dc:title>
    <meta:initial-creator>anne marie</meta:initial-creator>
    <meta:creation-date>2007-09-06T18:35:00</meta:creation-date>
    <dc:date>2015-03-18T16:40:18.41</dc:date>
    <meta:print-date>2015-03-18T16:39:18.09</meta:print-date>
    <dc:language>fr-FR</dc:language>
    <meta:editing-cycles>86</meta:editing-cycles>
    <meta:editing-duration>PT15H27M47S</meta:editing-duration>
    <meta:document-statistic meta:table-count="2" meta:image-count="1" meta:object-count="0" meta:page-count="3" meta:paragraph-count="65" meta:word-count="584" meta:character-count="3281" meta:non-whitespace-character-count="2756"/>
    <meta:user-defined meta:name="Info 1"/>
    <meta:user-defined meta:name="Info 2"/>
    <meta:user-defined meta:name="Info 3"/>
    <meta:user-defined meta:name="Info 4"/>
  </office:meta>
</office:document-meta>
</file>